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100175" officeooo:paragraph-rsid="00100175"/>
    </style:style>
    <style:style style:name="P2" style:family="paragraph" style:parent-style-name="Text_20_body">
      <style:text-properties officeooo:rsid="00100175" officeooo:paragraph-rsid="00100175"/>
    </style:style>
    <style:style style:name="P3" style:family="paragraph" style:parent-style-name="Text_20_body">
      <style:text-properties officeooo:rsid="0010381e" officeooo:paragraph-rsid="001038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icht Executor/PhaseManager</text:p>
      <text:p text:style-name="P2"/>
      <text:p text:style-name="P2">Zur Verwaltung der einzelnen Phasen wird ein „PhaseManager“ bereitgestellt. Dieser verwaltet ebenso den „TrackingManager“ und den „BabystepsManager“. Wenn der Benutzer den Button „next step“ klickt, wird die „checkPhase“ Methode des „PhaseManager“s aufgerufen. Diese bekommt die aktuelle „Exercise“, also das, was der Benutzer im Code- und im Testfeld stehen hat, übergeben, und überprüft, abhängig von der jeweiligen Phase, in der man sich gerade befindet, ob, falls dies gewünscht ist, angezeigt durch den boolean „continuePhase“, welcher ebenfalls mit übergeben wird, in die nächste Phase weitergegangen wird. Dazu wird ein Objekt vom Typ „Executor“ erstellt und auf diesem die Methode „execute“ aufgerufen, welcher wieder die „Exercise“ übergeben wird.</text:p>
      <text:p text:style-name="P2">Der „Executor“ verwendet daraufhin die von Herrn Dr. Bendisposto bereitgestellte Bibliothek, um den Code und die Tests auf Kompilierfehler und Test Fehler zu überprüfen, wobei letzteres nur geschieht, wenn es keine Kompilierfehler gab. Das Ergebnis hiervon wird in einem Objekt vom Typ „ExecutionResult“ gespeichert, welches bei Kompilierfehlern das „CompilerResult“ (aus der Bibliothek) und eine Liste an Kompilierfehlern, ohne Kompilierfehler das „CompilerResult“ und das „TestResult“ (aus der Bibliothek) enthält.</text:p>
      <text:p text:style-name="P3">Der „PhaseManager“ nutzt nun dieses „ExecutionResult“, um zu prüfen, ob dieses für die aktuelle Phase gültig ist, und dementsprechend startet er den „BabystepsManager“, wechselt die Phase und erstellt ein Objekt vom Typ „PhaseStatus“, welches enthält, ob die „Exercise“ gültig ist, das „ExecutionResult“ und die Phase, in welcher man sich ab jetzt befindet. Außerdem wird in jedem Fall die Methode „track“ des „TrackingManager“s aufgerufen und die „Exercise“, wie auch der „PhaseStatus“ übergeben. Dem „EditorViewController“ wird mithilfe des „EventBus“ ein Objekt vom Typ „ExecutionResultEvent“, welches den „PhaseStatus“ beinhaltet, gepostet und der „PhaseStatus“ zurückgegeben.</text:p>
      <text:p text:style-name="P3">Im „PhaseManager“ kann man auch mit „resetPhase“ die aktuelle Phase zurücksetzen, wobei man immer in die Phase RED springt, außer man befindet sich in REFACTOR, dann wird eine Exception geworfen. Auch hier wird der „BabystepsManager“ wieder verwaltet und gestartet.</text:p>
      <text:p text:style-name="P3">Mit „selectExercise“ wird aus dem bereitgestellten Katalog an Aufgaben eine solche ausgewählt, der „BabystepsManager“ wird wieder verwaltet, sowie der „TrackingManager“, und der GUI wird ein „ExerciseEvent“ gepostet, welches die ausgewählte „Exercise“ enthält.</text:p>
      <text:p text:style-name="P3">Auch die Anzeige des Trackings läuft über den „PhaseManager“, welcher aber nur die Methode „displayInNewWindow“ des „TrackingManager“s aufru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a </meta:initial-creator>
    <meta:creation-date>2016-07-10T11:55:54.905229075</meta:creation-date>
    <dc:date>2016-07-10T12:24:24.542888204</dc:date>
    <dc:creator>Luisa </dc:creator>
    <meta:editing-duration>PT13M9S</meta:editing-duration>
    <meta:editing-cycles>1</meta:editing-cycles>
    <meta:document-statistic meta:table-count="0" meta:image-count="0" meta:object-count="0" meta:page-count="1" meta:paragraph-count="7" meta:word-count="355" meta:character-count="2649" meta:non-whitespace-character-count="2301"/>
    <meta:generator>LibreOffice/5.0.3.2$Linux_X86_64 LibreOffice_project/00m0$Build-2</meta:generator>
  </office:meta>
</office:document-meta>
</file>